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35"/><text:span text:style-name="T2">aquasmall.cpp</text:span></text:p>
      <text:p text:style-name="Preformatted_20_Text"/>
      <text:p text:style-name="Preformatted_20_Text"/>
      <text:p text:style-name="Preformatted_20_Text">BeginFrame and endFrame stops the canvas data from flushing to the canvas.</text:p>
      <text:p text:style-name="Preformatted_20_Text">This improves frame rate and also helps im imprinting things and showing and hiding things without flicker.</text:p>
      <text:p text:style-name="Preformatted_20_Text"/>
      <text:p text:style-name="P1">int main()</text:p>
      <text:p text:style-name="Preformatted_20_Text"><text:tab/> <text:s text:c="2"/>This function defines the variables/objects as given.</text:p>
      <text:p text:style-name="Preformatted_20_Text"><text:s text:c="3"/><text:span text:style-name="T1">1)unsigned int tim:</text:span> This variable is used to seed the randuv() function used later in the program.</text:p>
      <text:p text:style-name="Preformatted_20_Text"><text:s text:c="3"/><text:span text:style-name="T1">2)int timesteps:</text:span> This keeps a record of the seconds elapsed in a day and is initialised to zero.</text:p>
      <text:p text:style-name="Preformatted_20_Text"><text:s text:c="3"/><text:span text:style-name="T1">3)int numFishes</text:span>: Stores the maximum number of fishes that can be shown in the aquarium.<text:tab/></text:p>
      <text:p text:style-name="Preformatted_20_Text"><text:s text:c="3"/><text:span text:style-name="T1">4)bool hungry</text:span>: It is true if any fish in the aquarium is hungry and vice versa.</text:p>
      <text:p text:style-name="Preformatted_20_Text"><text:s text:c="3"/><text:span text:style-name="T1">5)bool showhunger:</text:span> It is true if the hunger bars of the fish are to be shown.</text:p>
      <text:p text:style-name="Preformatted_20_Text"><text:s text:c="2"/><text:span text:style-name="T1"><text:s/>6)bool cont</text:span>: It is true if the user wants to continue an old saved simulation and is false</text:p>
      <text:p text:style-name="Preformatted_20_Text"><text:tab/><text:tab/><text:tab/><text:tab/>if he wants a new aquarium.<text:tab/></text:p>
      <text:p text:style-name="Preformatted_20_Text"><text:s text:c="3"/><text:span text:style-name="T1">7)textbox textDisplay</text:span>: It is used to display text messages.</text:p>
      <text:p text:style-name="Preformatted_20_Text"><text:s text:c="3"/><text:span text:style-name="T1">8)Text timetext:</text:span> This Text is imprinted to display the clock on the canvas.</text:p>
      <text:p text:style-name="Preformatted_20_Text"><text:s text:c="3"/><text:span text:style-name="T1">9)fishy f[numFishes]:</text:span> This array stores the fishy objects.</text:p>
      <text:p text:style-name="Preformatted_20_Text"><text:s text:c="3"/><text:span text:style-name="T1">10)bblset b1, b2, b3:</text:span> These create the bubbles in the water.</text:p>
      <text:p text:style-name="Preformatted_20_Text"><text:s text:c="3"/><text:span text:style-name="T1">11)food fishfood</text:span>: For feeding the fish.</text:p>
      <text:p text:style-name="Preformatted_20_Text"><text:s text:c="3"/><text:span text:style-name="T1">12)XEvent event:</text:span> For detecting the mouse clicks by the user.</text:p>
      <text:p text:style-name="Preformatted_20_Text"><text:s text:c="2"/><text:span text:style-name="T1"><text:s/>13)grass g0, g1, g2, g3</text:span>: These create the grass in the aquarium. </text:p>
      <text:p text:style-name="Preformatted_20_Text"><text:s text:c="3"/><text:span text:style-name="T1">14)watersurface w:</text:span> This is the top water layer.</text:p>
      <text:p text:style-name="Preformatted_20_Text"><text:s text:c="3"/><text:span text:style-name="T1">15)int htime:</text:span>For showing the hunger bars.</text:p>
      <text:p text:style-name="Preformatted_20_Text"><text:s text:c="3"/><text:span text:style-name="T1">16)double darkfac</text:span>:The darkness factor for day and night.</text:p>
      <text:p text:style-name="Preformatted_20_Text"><text:tab/><text:tab/>Then the user is asked if he wants to continue an old saved simulation or to start </text:p>
      <text:p text:style-name="Preformatted_20_Text"><text:s text:c="3"/>a new simulation. Accordingly cont is assigned the values true or false. The saved data</text:p>
      <text:p text:style-name="Preformatted_20_Text"><text:s text:c="3"/>is read by invoking the functions void fromfile. Functions to create the pebbles and paint the water and sand</text:p>
      <text:p text:style-name="Preformatted_20_Text"><text:s text:c="3"/>are called.</text:p>
      <text:p text:style-name="Preformatted_20_Text"><text:s text:c="8"/>Thus, all fish are first created and their </text:p>
      <text:p text:style-name="Preformatted_20_Text"><text:s text:c="3"/>characteristics decided by calling the method void fishy::initFish on each. When the simulation </text:p>
      <text:p text:style-name="Preformatted_20_Text"><text:s text:c="3"/>is continued, all the characteristics read from the file are not initialised in the above function</text:p>
      <text:p text:style-name="Preformatted_20_Text"><text:s text:c="3"/>call(this is achieved by passing the bool variable cont to initFish).When the user continues</text:p>
      <text:p text:style-name="Preformatted_20_Text"><text:s text:c="3"/>a saved simulation, for some fish life is true though it is false for all when the user</text:p>
      <text:p text:style-name="Preformatted_20_Text"><text:s text:c="3"/>creates a new aquarium. Thus, in the for loop after the call to fromfile, all the fish with</text:p>
      <text:p text:style-name="Preformatted_20_Text"><text:s text:c="3"/>life true are shown and others are hidden(by invoking killFish and resurrectFish on accordingly</text:p>
      <text:p text:style-name="Preformatted_20_Text"><text:s text:c="3"/>on the fish). <text:s text:c="5"/></text:p>
      <text:p text:style-name="Preformatted_20_Text"><text:tab/><text:tab/> htime controls the time for which</text:p>
      <text:p text:style-name="Preformatted_20_Text"><text:s text:c="3"/>hunger bars once shown are visible. Thus, if htime exceeds a threshold, showhunger is set</text:p>
      <text:p text:style-name="Preformatted_20_Text"><text:s text:c="3"/>to false and the hunger bars are hidden. Then, in each iteration, it is checked if the user</text:p>
      <text:p text:style-name="Preformatted_20_Text"><text:s text:c="3"/>clicks on any of the <text:s/>buttons using the Xevent variable event defined earlier. If the user</text:p>
      <text:p text:style-name="Preformatted_20_Text"><text:s text:c="3"/>has clicked on any of the buttons i.e. if the x co ordinate o the click is greater than 800</text:p>
      <text:p text:style-name="Preformatted_20_Text"><text:s text:c="3"/>(as the buttons are situated here), the checkbutton function is called which returns the index</text:p>
      <text:p text:style-name="Preformatted_20_Text"><text:s text:c="3"/>of the button pressed. Then switch statement is used to implement the following conditions.</text:p>
      <text:p text:style-name="Preformatted_20_Text"><text:s text:c="3"/></text:p>
      <text:p text:style-name="Preformatted_20_Text"><text:s text:c="4"/>1)The user wishes to create a fish.</text:p>
      <text:p text:style-name="Preformatted_20_Text"><text:tab/> <text:tab/> In this case, th addFish function is called and a text message is displayed on the canvas.</text:p>
      <text:p text:style-name="Preformatted_20_Text"><text:tab/></text:p>
      <text:p text:style-name="Preformatted_20_Text"><text:s text:c="4"/>2)The user wishes to feed the fish.<text:tab/></text:p>
      <text:p text:style-name="Preformatted_20_Text"><text:tab/><text:tab/> <text:s/>The function givefood is called and a text message is displayed.</text:p>
      <text:p text:style-name="Preformatted_20_Text"><text:s text:c="3"/></text:p>
      <text:p text:style-name="Preformatted_20_Text"><text:s text:c="4"/>3)The user wishes to see the hunger bars.</text:p>
      <text:p text:style-name="Preformatted_20_Text"><text:tab/><text:tab/> The variable showhunger is set to true and htime to zero.</text:p>
      <text:p text:style-name="Preformatted_20_Text"><text:tab/></text:p>
      <text:p text:style-name="Preformatted_20_Text"><text:s text:c="4"/>4)The user pauses the simulation.</text:p>
      <text:p text:style-name="Preformatted_20_Text"><text:tab/><text:tab/> The getClick() function is used to resume the simulation when the user</text:p>
      <text:p text:style-name="Preformatted_20_Text"><text:tab/> <text:s/>clicks on the button again. Appropriate text messages are displayed.</text:p>
      <text:p text:style-name="Preformatted_20_Text"><text:tab/><text:tab/></text:p>
      <text:p text:style-name="Preformatted_20_Text"><text:s text:c="4"/>5)The user wishes to reset the simulation.</text:p>
      <text:p text:style-name="Preformatted_20_Text"><text:tab/><text:tab/> The aquareset function is called along with the method void food::foodmove(). This method</text:p>
      <text:p text:style-name="Preformatted_20_Text"><text:tab/> is invoked on the object fishfood. This hides the food.</text:p>
      <text:p text:style-name="Preformatted_20_Text"><text:tab/></text:p>
      <text:p text:style-name="Preformatted_20_Text"><text:soft-page-break/><text:s text:c="4"/>6)The user wishes to quit.<text:tab/> </text:p>
      <text:p text:style-name="Preformatted_20_Text"><text:tab/><text:tab/> In this case, the function quit is called which saves the data in output.txt. Also,</text:p>
      <text:p text:style-name="Preformatted_20_Text"><text:tab/> after the call to the quit function the goto statement jumps the control to the labe</text:p>
      <text:p text:style-name="Preformatted_20_Text"><text:tab/> out: at the end of main() so that the program quits. <text:s/></text:p>
      <text:p text:style-name="Preformatted_20_Text"><text:s text:c="2"/></text:p>
      <text:p text:style-name="Preformatted_20_Text"><text:s text:c="7"/>If the user clicks anywhere on the aquarium, the method void fishy::goaway is invoked</text:p>
      <text:p text:style-name="Preformatted_20_Text"><text:s text:c="3"/>on each fish which causes the fish to move away from the point clicked.</text:p>
      <text:p text:style-name="Preformatted_20_Text"><text:tab/><text:tab/>Then, checks for hunger and death of the fish are made using the functions</text:p>
      <text:p text:style-name="Preformatted_20_Text"><text:s text:c="3"/>checkHunger and checkDeath ad the appropriate function(s) are called and the</text:p>
      <text:p text:style-name="Preformatted_20_Text"><text:s text:c="3"/>corresponding messages displayed.</text:p>
      <text:p text:style-name="Preformatted_20_Text"><text:tab/><text:tab/>The method bubbleSetMotion() is invoked on each of the three b1, b2 and b3 to move them.</text:p>
      <text:p text:style-name="Preformatted_20_Text"><text:s text:c="3"/>The pebbles are recreated to account for day and night in each iteration of the for loop.</text:p>
      <text:p text:style-name="Preformatted_20_Text"><text:s text:c="3"/>Similarly, the method void grass::swayStep is invoked on g0, g1, g2 and g3 to move them </text:p>
      <text:p text:style-name="Preformatted_20_Text"><text:s text:c="3"/>and to account for day and night in every iteration. Also, void fishy::rm is invoked on </text:p>
      <text:p text:style-name="Preformatted_20_Text"><text:s text:c="3"/>each fish to grant them their random motion. Also method void watersurface::morph is invoked to modify the water surface.</text:p>
      <text:p text:style-name="Preformatted_20_Text"><text:s text:c="9"/>Timestep is updated and is equal to Timestep%86400 as there are 86400 seconds in a day.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  <text:p text:style-name="Preformatted_20_Text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0T21:05:36</dc:date>
    <meta:generator>LibreOffice/3.5$Linux_X86_64 LibreOffice_project/350m1$Build-2</meta:generator>
    <meta:editing-duration>P0D</meta:editing-duration>
    <meta:editing-cycles>2</meta:editing-cycles>
    <meta:document-statistic meta:table-count="0" meta:image-count="0" meta:object-count="0" meta:page-count="2" meta:paragraph-count="110" meta:word-count="819" meta:character-count="5056" meta:non-whitespace-character-count="3921"/>
  </office:meta>
</office:document-meta>
</file>